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853da4"/>
    </style:style>
    <style:style style:name="P4" style:family="paragraph" style:parent-style-name="Text_20_body">
      <style:paragraph-properties fo:line-height="100%"/>
      <style:text-properties officeooo:rsid="04af6545" officeooo:paragraph-rsid="06674392"/>
    </style:style>
    <style:style style:name="P5" style:family="paragraph" style:parent-style-name="Text_20_body">
      <style:text-properties style:font-name="Monospace" fo:language="en" fo:country="US" officeooo:rsid="0695f351" officeooo:paragraph-rsid="0695f351" style:font-size-asian="10.5pt" style:font-name-complex="David CLM" style:font-weight-complex="normal"/>
    </style:style>
    <style:style style:name="P6" style:family="paragraph" style:parent-style-name="Text_20_body">
      <style:text-properties style:font-name="Monospace" fo:language="en" fo:country="US" officeooo:rsid="06b14e7b" officeooo:paragraph-rsid="06b14e7b" style:font-size-asian="10.5pt" style:font-name-complex="David CLM" style:font-weight-complex="normal"/>
    </style:style>
    <style:style style:name="P7" style:family="paragraph" style:parent-style-name="Text_20_body">
      <style:text-properties style:font-name="Monospace" officeooo:rsid="06853da4" officeooo:paragraph-rsid="06853da4" style:font-size-asian="10.5pt" style:font-name-complex="David CLM" style:font-weight-complex="normal"/>
    </style:style>
    <style:style style:name="P8" style:family="paragraph" style:parent-style-name="Text_20_body">
      <style:text-properties officeooo:paragraph-rsid="0692fed4"/>
    </style:style>
    <style:style style:name="P9" style:family="paragraph" style:parent-style-name="Text_20_body">
      <style:text-properties officeooo:paragraph-rsid="0695d5d1"/>
    </style:style>
    <style:style style:name="P10" style:family="paragraph" style:parent-style-name="Text_20_body">
      <style:text-properties officeooo:rsid="069bde80" officeooo:paragraph-rsid="069bde80"/>
    </style:style>
    <style:style style:name="P11" style:family="paragraph" style:parent-style-name="Text_20_body">
      <style:text-properties officeooo:rsid="069bde80" officeooo:paragraph-rsid="06ac5f16"/>
    </style:style>
    <style:style style:name="P12" style:family="paragraph" style:parent-style-name="Text_20_body">
      <style:text-properties officeooo:rsid="06b14e7b" officeooo:paragraph-rsid="06b14e7b"/>
    </style:style>
    <style:style style:name="P13" style:family="paragraph" style:parent-style-name="Text_20_body">
      <style:text-properties officeooo:paragraph-rsid="06b14e7b"/>
    </style:style>
    <style:style style:name="P14" style:family="paragraph" style:parent-style-name="Text_20_body">
      <style:text-properties officeooo:paragraph-rsid="06bab3c0"/>
    </style:style>
    <style:style style:name="P15" style:family="paragraph" style:parent-style-name="Text_20_body">
      <style:text-properties officeooo:paragraph-rsid="06853da4"/>
    </style:style>
    <style:style style:name="P16" style:family="paragraph" style:parent-style-name="Standard">
      <style:text-properties officeooo:rsid="06a5a2d9" officeooo:paragraph-rsid="06a5a2d9"/>
    </style:style>
    <style:style style:name="P17" style:family="paragraph" style:parent-style-name="Standard">
      <style:text-properties officeooo:paragraph-rsid="06a68dc2"/>
    </style:style>
    <style:style style:name="P18" style:family="paragraph" style:parent-style-name="Standard">
      <style:text-properties style:font-name="Monospace" officeooo:rsid="06a68dc2" officeooo:paragraph-rsid="06a5a2d9" style:font-size-asian="10.5pt" style:font-name-complex="David CLM" style:font-weight-complex="normal"/>
    </style:style>
    <style:style style:name="P19" style:family="paragraph" style:parent-style-name="Standard">
      <style:text-properties style:font-name="Monospace" officeooo:rsid="06a68dc2" officeooo:paragraph-rsid="06a68dc2" style:font-size-asian="10.5pt" style:font-name-complex="David CLM" style:font-weight-complex="normal"/>
    </style:style>
    <style:style style:name="P20" style:family="paragraph" style:parent-style-name="Standard">
      <style:text-properties style:font-name="Monospace" officeooo:rsid="068311cf" officeooo:paragraph-rsid="06a8874c" style:font-size-asian="10.5pt" style:font-name-complex="David CLM" style:font-weight-complex="normal"/>
    </style:style>
    <style:style style:name="P21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b14e7b" officeooo:paragraph-rsid="06b14e7b" style:font-size-asian="10.5pt" style:font-name-complex="David CLM" style:font-weight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9bde80" officeooo:paragraph-rsid="069bde80" style:font-size-asian="10.5pt" style:font-name-complex="David CLM" style:font-weight-complex="normal"/>
    </style:style>
    <style:style style:name="P23" style:family="paragraph" style:parent-style-name="Standard">
      <style:text-properties officeooo:rsid="06a5a2d9" officeooo:paragraph-rsid="06c7b297"/>
    </style:style>
    <style:style style:name="P24" style:family="paragraph" style:parent-style-name="Standard">
      <style:text-properties style:font-name="Monospace" officeooo:rsid="06a68dc2" officeooo:paragraph-rsid="06c7b297" style:font-size-asian="10.5pt" style:font-name-complex="David CLM" style:font-weight-complex="normal"/>
    </style:style>
    <style:style style:name="P25" style:family="paragraph" style:parent-style-name="Standard">
      <style:text-properties officeooo:paragraph-rsid="06c7b297"/>
    </style:style>
    <style:style style:name="P26" style:family="paragraph" style:parent-style-name="Heading_20_1">
      <style:paragraph-properties fo:line-height="100%"/>
      <style:text-properties officeooo:rsid="04af6545" officeooo:paragraph-rsid="04af6545"/>
    </style:style>
    <style:style style:name="P27" style:family="paragraph" style:parent-style-name="Heading_20_2">
      <style:text-properties officeooo:paragraph-rsid="06c7b297"/>
    </style:style>
    <style:style style:name="P28" style:family="paragraph" style:parent-style-name="Text_20_body" style:list-style-name="L1">
      <style:text-properties style:font-name="Monospace" officeooo:rsid="06853da4" officeooo:paragraph-rsid="06853da4" style:font-size-asian="10.5pt" style:font-name-complex="David CLM" style:font-weight-complex="normal"/>
    </style:style>
    <style:style style:name="P29" style:family="paragraph" style:parent-style-name="Text_20_body">
      <style:text-properties style:font-name="Monospace" officeooo:rsid="069bde80" officeooo:paragraph-rsid="06c1e06a" style:font-size-asian="10.5pt" style:font-name-complex="David CLM" style:font-weight-complex="normal"/>
    </style:style>
    <style:style style:name="P30" style:family="paragraph" style:parent-style-name="Text_20_body">
      <style:paragraph-properties fo:line-height="100%"/>
      <style:text-properties fo:language="en" fo:country="US" officeooo:rsid="0692fed4" officeooo:paragraph-rsid="06674392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9bde8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a3f09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b30e6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6d145b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language="en" fo:country="US" fo:font-style="normal" fo:font-weight="normal" officeooo:rsid="06b14e7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language="en" fo:country="US" fo:font-style="normal" fo:font-weight="normal" officeooo:rsid="06b30e6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style:font-name="Monospace" style:font-size-asian="10.5pt" style:font-name-complex="David CLM" style:font-weight-complex="normal"/>
    </style:style>
    <style:style style:name="T16" style:family="text">
      <style:text-properties style:font-name="Monospace" officeooo:rsid="068311cf" style:font-size-asian="10.5pt" style:font-name-complex="David CLM" style:font-weight-complex="normal"/>
    </style:style>
    <style:style style:name="T17" style:family="text">
      <style:text-properties style:font-name="Monospace" officeooo:rsid="06853da4" style:font-size-asian="10.5pt" style:font-name-complex="David CLM" style:font-weight-complex="normal"/>
    </style:style>
    <style:style style:name="T18" style:family="text">
      <style:text-properties style:font-name="Monospace" officeooo:rsid="069e9e2a" style:font-size-asian="10.5pt" style:font-name-complex="David CLM" style:font-weight-complex="normal"/>
    </style:style>
    <style:style style:name="T19" style:family="text">
      <style:text-properties style:font-name="Monospace" officeooo:rsid="06a68dc2" style:font-size-asian="10.5pt" style:font-name-complex="David CLM" style:font-weight-complex="normal"/>
    </style:style>
    <style:style style:name="T20" style:family="text">
      <style:text-properties style:font-name="Monospace" officeooo:rsid="06a5a2d9" style:font-size-asian="10.5pt" style:font-name-complex="David CLM" style:font-weight-complex="normal"/>
    </style:style>
    <style:style style:name="T21" style:family="text">
      <style:text-properties style:font-name="Monospace" officeooo:rsid="06a73348" style:font-size-asian="10.5pt" style:font-name-complex="David CLM" style:font-weight-complex="normal"/>
    </style:style>
    <style:style style:name="T22" style:family="text">
      <style:text-properties style:font-name="Monospace" officeooo:rsid="06aa3238" style:font-size-asian="10.5pt" style:font-name-complex="David CLM" style:font-weight-complex="normal"/>
    </style:style>
    <style:style style:name="T23" style:family="text">
      <style:text-properties style:font-name="Monospace" officeooo:rsid="06b14e7b" style:font-size-asian="10.5pt" style:font-name-complex="David CLM" style:font-weight-complex="normal"/>
    </style:style>
    <style:style style:name="T24" style:family="text">
      <style:text-properties style:font-name="Monospace" officeooo:rsid="06ab7e90" style:font-size-asian="10.5pt" style:font-name-complex="David CLM" style:font-weight-complex="normal"/>
    </style:style>
    <style:style style:name="T25" style:family="text">
      <style:text-properties style:font-name="Monospace" officeooo:rsid="06afe940" style:font-size-asian="10.5pt" style:font-name-complex="David CLM" style:font-weight-complex="normal"/>
    </style:style>
    <style:style style:name="T26" style:family="text">
      <style:text-properties style:font-name="Monospace" officeooo:rsid="06bab3c0" style:font-size-asian="10.5pt" style:font-name-complex="David CLM" style:font-weight-complex="normal"/>
    </style:style>
    <style:style style:name="T27" style:family="text">
      <style:text-properties style:font-name="Monospace" officeooo:rsid="06d3243a" style:font-size-asian="10.5pt" style:font-name-complex="David CLM" style:font-weight-complex="normal"/>
    </style:style>
    <style:style style:name="T28" style:family="text">
      <style:text-properties style:font-name="Monospace" officeooo:rsid="06c7b297" style:font-size-asian="10.5pt" style:font-name-complex="David CLM" style:font-weight-complex="normal"/>
    </style:style>
    <style:style style:name="T29" style:family="text">
      <style:text-properties style:font-name="Monospace" fo:language="en" fo:country="US" style:font-size-asian="10.5pt" style:font-name-complex="David CLM" style:font-weight-complex="normal"/>
    </style:style>
    <style:style style:name="T30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31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32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9dfcfb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b14e7b" style:font-size-asian="10.5pt" style:font-name-complex="David CLM" style:font-weight-complex="normal"/>
    </style:style>
    <style:style style:name="T36" style:family="text">
      <style:text-properties style:font-name="Monospace" fo:language="en" fo:country="US" officeooo:rsid="06bab3c0" style:font-size-asian="10.5pt" style:font-name-complex="David CLM" style:font-weight-complex="normal"/>
    </style:style>
    <style:style style:name="T37" style:family="text">
      <style:text-properties style:font-name="Monospace" fo:language="en" fo:country="US" officeooo:rsid="06bbca92" style:font-size-asian="10.5pt" style:font-name-complex="David CLM" style:font-weight-complex="normal"/>
    </style:style>
    <style:style style:name="T38" style:family="text">
      <style:text-properties style:font-name="Monospace" fo:language="en" fo:country="US" officeooo:rsid="06bfe60e" style:font-size-asian="10.5pt" style:font-name-complex="David CLM" style:font-weight-complex="normal"/>
    </style:style>
    <style:style style:name="T39" style:family="text">
      <style:text-properties style:font-name="Monospace" fo:language="en" fo:country="US" officeooo:rsid="06c22817" style:font-size-asian="10.5pt" style:font-name-complex="David CLM" style:font-weight-complex="normal"/>
    </style:style>
    <style:style style:name="T40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41" style:family="text">
      <style:text-properties style:font-name="Monospace" fo:font-style="italic" officeooo:rsid="06d3243a" style:font-size-asian="10.5pt" style:font-style-asian="italic" style:font-name-complex="David CLM" style:font-style-complex="italic" style:font-weight-complex="normal"/>
    </style:style>
    <style:style style:name="T42" style:family="text">
      <style:text-properties officeooo:rsid="06a5a2d9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6d145bd" style:font-style-asian="italic" style:font-style-complex="italic"/>
    </style:style>
    <style:style style:name="T45" style:family="text">
      <style:text-properties officeooo:rsid="06a68dc2"/>
    </style:style>
    <style:style style:name="T46" style:family="text">
      <style:text-properties officeooo:rsid="06c7b29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1">מטלה</text:span> <text:span text:style-name="T2">- חלוקת חפצים בדידים</text:span></text:h>
      <text:p text:style-name="P4">יש לענות על שאלה אחת לבחירתכם. <text:s/><text:span text:style-name="T4">שאלות המסומנות בכוכבית (*) מזכות בניקוד כפול.</text:span></text:p>
      <text:p text:style-name="P30"><text:span text:style-name="T7"/></text:p>
      <text:p text:style-name="P3">* שאלה <text:span text:style-name="T6">2</text:span>: <text:span text:style-name="T6">חלוקת המושבים בכנסת</text:span></text:p>
      <text:p text:style-name="P15"><text:span text:style-name="T16">מ</text:span><text:span text:style-name="T17">צאו באינטרנט את תוצאות הבחירות האחרונות לכנסת. הפעילו את </text:span><text:span text:style-name="T18">שיטות אדאמס, וובסטר וג’פרסון </text:span><text:span text:style-name="T17">על תוצאות הבחירות לכנסת, בשני מצבים:</text:span></text:p>
      <text:list xml:id="list831516337" text:style-name="L1">
        <text:list-item>
          <text:p text:style-name="P28">א. בלי אחוז חסימה;</text:p>
        </text:list-item>
        <text:list-item>
          <text:p text:style-name="P28">ב. עם אחוז החסימה הנוכחי.</text:p>
        </text:list-item>
      </text:list>
      <text:p text:style-name="P7">השוו את התוצאות להרכב הכנסת כיום. אילו מפלגות היו מפסידות ואילו מפלגות היו מרוויחות מהשינוי?</text:p>
      <text:p text:style-name="P29"><text:span text:style-name="T14"/></text:p>
      <text:p text:style-name="P27">* שאלה <text:span text:style-name="T11">5</text:span>: <text:span text:style-name="T12">מיכסה עליונה ותחתונה</text:span></text:p>
      <text:p text:style-name="P23"><text:span text:style-name="T44">המיכסה העליונה </text:span>של מפלגה <text:span text:style-name="T27">היא</text:span> מספר המושבים המגיע לה מעוגל כלפי מעלה; <text:span text:style-name="T41">המיכסה התחתונה </text:span>של מפלגה <text:span text:style-name="T27">היא </text:span>מספר המושבים המגיע לה מעוגל כלפי מטה.</text:p>
      <text:p text:style-name="P16"/>
      <text:p text:style-name="P17"><text:span text:style-name="T42">א. הראו דוגמה שבה שיטת ג’פרסון נותנת למפלגה מסויימת </text:span><text:span text:style-name="T19">מעל </text:span><text:span text:style-name="T28">המיכסה העליונה</text:span><text:span text:style-name="T19"> שלה </text:span><text:span text:style-name="T20">(</text:span><text:span text:style-name="T19">דרושות</text:span><text:span text:style-name="T20"> שלוש מפלגות לפחות)</text:span><text:span text:style-name="T19">.</text:span></text:p>
      <text:p text:style-name="P18"/>
      <text:p text:style-name="P24">ב. הוכיחו שזה לא יכול לקרות עם שיטת אדאמס – כל מפלגה מקבלת לכל היותר את <text:span text:style-name="T46">המיכסה העליונה</text:span> שלה.</text:p>
      <text:p text:style-name="P19"/>
      <text:p text:style-name="P17"><text:span text:style-name="T45">ג</text:span><text:span text:style-name="T42">. הראו דוגמה שבה שיטת </text:span><text:span text:style-name="T19">אדאמס</text:span><text:span text:style-name="T42"> נותנת למפלגה מסויימת </text:span><text:span text:style-name="T19">מתחת </text:span><text:span text:style-name="T28">למיכסה התחתונה</text:span><text:span text:style-name="T19"> שלה </text:span><text:span text:style-name="T20">(</text:span><text:span text:style-name="T19">דרושות</text:span><text:span text:style-name="T20"> שלוש מפלגות לפחות)</text:span><text:span text:style-name="T19">.</text:span></text:p>
      <text:p text:style-name="P19"/>
      <text:p text:style-name="P25"><text:span text:style-name="T22">ד</text:span><text:span text:style-name="T19">. הוכיחו שזה לא יכול לקרות עם שיטת </text:span><text:span text:style-name="T20">ג’פרסון</text:span><text:span text:style-name="T19"> – כל מפלגה מקבלת </text:span><text:span text:style-name="T21">לפחות</text:span><text:span text:style-name="T19"> את </text:span><text:span text:style-name="T28">המיכסה התחתונה</text:span><text:span text:style-name="T21"> שלה</text:span><text:span text:style-name="T19">.</text:span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09T16:50:38.316000000</dc:date>
    <meta:editing-duration>P12DT1H19M45S</meta:editing-duration>
    <meta:editing-cycles>1555</meta:editing-cycles>
    <meta:document-statistic meta:table-count="0" meta:image-count="0" meta:object-count="0" meta:page-count="1" meta:paragraph-count="15" meta:word-count="175" meta:character-count="958" meta:non-whitespace-character-count="797"/>
  </office:meta>
</office:document-meta>
</file>